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94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3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lationship_allegro" table:style-name="ta1">
        <table:shapes>
          <draw:frame draw:z-index="0" draw:style-name="gr1" draw:text-style-name="P1" svg:width="732.3pt" svg:height="371.2pt" svg:x="286.24pt" svg:y="17.32pt">
            <loext:p draw:notify-on-update-of-ranges="relationship_allegro.C2:relationship_allegro.C100 relationship_allegro.B2:relationship_allegro.B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32.3pt" svg:height="371.2pt" svg:x="300.25pt" svg:y="534.64pt">
            <loext:p draw:notify-on-update-of-ranges="relationship_allegro.C2:relationship_allegro.C100 relationship_allegro.A2:relationship_allegro.A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iddle</text:p>
          </table:table-cell>
          <table:table-cell office:value-type="string" calcext:value-type="string">
            <text:p>thumb</text:p>
          </table:table-cell>
          <table:table-cell office:value-type="string" calcext:value-type="string">
            <text:p>amplitude</text:p>
          </table:table-cell>
          <table:table-cell table:number-columns-repeated="4"/>
        </table:table-row>
        <table:table-row table:style-name="ro1">
          <table:table-cell office:value-type="float" office:value="0.1466" calcext:value-type="float">
            <text:p>0.1466</text:p>
          </table:table-cell>
          <table:table-cell office:value-type="float" office:value="0" calcext:value-type="float">
            <text:p>0</text:p>
          </table:table-cell>
          <table:table-cell office:value-type="float" office:value="0.122927" calcext:value-type="float">
            <text:p>0.122927</text:p>
          </table:table-cell>
          <table:table-cell table:number-columns-repeated="4"/>
        </table:table-row>
        <table:table-row table:style-name="ro1">
          <table:table-cell office:value-type="float" office:value="0.153333" calcext:value-type="float">
            <text:p>0.153333</text:p>
          </table:table-cell>
          <table:table-cell office:value-type="float" office:value="0.005983" calcext:value-type="float">
            <text:p>0.005983</text:p>
          </table:table-cell>
          <table:table-cell office:value-type="float" office:value="0.121969" calcext:value-type="float">
            <text:p>0.121969</text:p>
          </table:table-cell>
          <table:table-cell table:number-columns-repeated="4"/>
        </table:table-row>
        <table:table-row table:style-name="ro1">
          <table:table-cell office:value-type="float" office:value="0.160066" calcext:value-type="float">
            <text:p>0.160066</text:p>
          </table:table-cell>
          <table:table-cell office:value-type="float" office:value="0.011966" calcext:value-type="float">
            <text:p>0.011966</text:p>
          </table:table-cell>
          <table:table-cell office:value-type="float" office:value="0.121001" calcext:value-type="float">
            <text:p>0.121001</text:p>
          </table:table-cell>
          <table:table-cell table:number-columns-repeated="4"/>
        </table:table-row>
        <table:table-row table:style-name="ro1">
          <table:table-cell office:value-type="float" office:value="0.166799" calcext:value-type="float">
            <text:p>0.166799</text:p>
          </table:table-cell>
          <table:table-cell office:value-type="float" office:value="0.017949" calcext:value-type="float">
            <text:p>0.017949</text:p>
          </table:table-cell>
          <table:table-cell office:value-type="float" office:value="0.120034" calcext:value-type="float">
            <text:p>0.120034</text:p>
          </table:table-cell>
          <table:table-cell table:number-columns-repeated="4"/>
        </table:table-row>
        <table:table-row table:style-name="ro1">
          <table:table-cell office:value-type="float" office:value="0.173532" calcext:value-type="float">
            <text:p>0.173532</text:p>
          </table:table-cell>
          <table:table-cell office:value-type="float" office:value="0.023932" calcext:value-type="float">
            <text:p>0.023932</text:p>
          </table:table-cell>
          <table:table-cell office:value-type="float" office:value="0.119069" calcext:value-type="float">
            <text:p>0.119069</text:p>
          </table:table-cell>
          <table:table-cell table:number-columns-repeated="4"/>
        </table:table-row>
        <table:table-row table:style-name="ro1">
          <table:table-cell office:value-type="float" office:value="0.180265" calcext:value-type="float">
            <text:p>0.180265</text:p>
          </table:table-cell>
          <table:table-cell office:value-type="float" office:value="0.029915" calcext:value-type="float">
            <text:p>0.029915</text:p>
          </table:table-cell>
          <table:table-cell office:value-type="float" office:value="0.118098" calcext:value-type="float">
            <text:p>0.118098</text:p>
          </table:table-cell>
          <table:table-cell table:number-columns-repeated="4"/>
        </table:table-row>
        <table:table-row table:style-name="ro1">
          <table:table-cell office:value-type="float" office:value="0.186998" calcext:value-type="float">
            <text:p>0.186998</text:p>
          </table:table-cell>
          <table:table-cell office:value-type="float" office:value="0.035898" calcext:value-type="float">
            <text:p>0.035898</text:p>
          </table:table-cell>
          <table:table-cell office:value-type="float" office:value="0.117131" calcext:value-type="float">
            <text:p>0.117131</text:p>
          </table:table-cell>
          <table:table-cell table:number-columns-repeated="4"/>
        </table:table-row>
        <table:table-row table:style-name="ro1">
          <table:table-cell office:value-type="float" office:value="0.193731" calcext:value-type="float">
            <text:p>0.193731</text:p>
          </table:table-cell>
          <table:table-cell office:value-type="float" office:value="0.041881" calcext:value-type="float">
            <text:p>0.041881</text:p>
          </table:table-cell>
          <table:table-cell office:value-type="float" office:value="0.116148" calcext:value-type="float">
            <text:p>0.116148</text:p>
          </table:table-cell>
          <table:table-cell table:number-columns-repeated="4"/>
        </table:table-row>
        <table:table-row table:style-name="ro1">
          <table:table-cell office:value-type="float" office:value="0.200464" calcext:value-type="float">
            <text:p>0.200464</text:p>
          </table:table-cell>
          <table:table-cell office:value-type="float" office:value="0.047864" calcext:value-type="float">
            <text:p>0.047864</text:p>
          </table:table-cell>
          <table:table-cell office:value-type="float" office:value="0.115177" calcext:value-type="float">
            <text:p>0.115177</text:p>
          </table:table-cell>
          <table:table-cell table:number-columns-repeated="4"/>
        </table:table-row>
        <table:table-row table:style-name="ro1">
          <table:table-cell office:value-type="float" office:value="0.207197" calcext:value-type="float">
            <text:p>0.207197</text:p>
          </table:table-cell>
          <table:table-cell office:value-type="float" office:value="0.053847" calcext:value-type="float">
            <text:p>0.053847</text:p>
          </table:table-cell>
          <table:table-cell office:value-type="float" office:value="0.114196" calcext:value-type="float">
            <text:p>0.114196</text:p>
          </table:table-cell>
          <table:table-cell table:number-columns-repeated="4"/>
        </table:table-row>
        <table:table-row table:style-name="ro1">
          <table:table-cell office:value-type="float" office:value="0.21393" calcext:value-type="float">
            <text:p>0.21393</text:p>
          </table:table-cell>
          <table:table-cell office:value-type="float" office:value="0.05983" calcext:value-type="float">
            <text:p>0.05983</text:p>
          </table:table-cell>
          <table:table-cell office:value-type="float" office:value="0.113198" calcext:value-type="float">
            <text:p>0.113198</text:p>
          </table:table-cell>
          <table:table-cell table:number-columns-repeated="4"/>
        </table:table-row>
        <table:table-row table:style-name="ro1">
          <table:table-cell office:value-type="float" office:value="0.220663" calcext:value-type="float">
            <text:p>0.220663</text:p>
          </table:table-cell>
          <table:table-cell office:value-type="float" office:value="0.065813" calcext:value-type="float">
            <text:p>0.065813</text:p>
          </table:table-cell>
          <table:table-cell office:value-type="float" office:value="0.112229" calcext:value-type="float">
            <text:p>0.112229</text:p>
          </table:table-cell>
          <table:table-cell table:number-columns-repeated="4"/>
        </table:table-row>
        <table:table-row table:style-name="ro1">
          <table:table-cell office:value-type="float" office:value="0.227396" calcext:value-type="float">
            <text:p>0.227396</text:p>
          </table:table-cell>
          <table:table-cell office:value-type="float" office:value="0.071796" calcext:value-type="float">
            <text:p>0.071796</text:p>
          </table:table-cell>
          <table:table-cell office:value-type="float" office:value="0.111226" calcext:value-type="float">
            <text:p>0.111226</text:p>
          </table:table-cell>
          <table:table-cell table:number-columns-repeated="4"/>
        </table:table-row>
        <table:table-row table:style-name="ro1">
          <table:table-cell office:value-type="float" office:value="0.234129" calcext:value-type="float">
            <text:p>0.234129</text:p>
          </table:table-cell>
          <table:table-cell office:value-type="float" office:value="0.077779" calcext:value-type="float">
            <text:p>0.077779</text:p>
          </table:table-cell>
          <table:table-cell office:value-type="float" office:value="0.110245" calcext:value-type="float">
            <text:p>0.110245</text:p>
          </table:table-cell>
          <table:table-cell table:number-columns-repeated="4"/>
        </table:table-row>
        <table:table-row table:style-name="ro1">
          <table:table-cell office:value-type="float" office:value="0.240862" calcext:value-type="float">
            <text:p>0.240862</text:p>
          </table:table-cell>
          <table:table-cell office:value-type="float" office:value="0.083762" calcext:value-type="float">
            <text:p>0.083762</text:p>
          </table:table-cell>
          <table:table-cell office:value-type="float" office:value="0.109247" calcext:value-type="float">
            <text:p>0.109247</text:p>
          </table:table-cell>
          <table:table-cell table:number-columns-repeated="4"/>
        </table:table-row>
        <table:table-row table:style-name="ro1">
          <table:table-cell office:value-type="float" office:value="0.247595" calcext:value-type="float">
            <text:p>0.247595</text:p>
          </table:table-cell>
          <table:table-cell office:value-type="float" office:value="0.089745" calcext:value-type="float">
            <text:p>0.089745</text:p>
          </table:table-cell>
          <table:table-cell office:value-type="float" office:value="0.108267" calcext:value-type="float">
            <text:p>0.108267</text:p>
          </table:table-cell>
          <table:table-cell table:number-columns-repeated="4"/>
        </table:table-row>
        <table:table-row table:style-name="ro1">
          <table:table-cell office:value-type="float" office:value="0.254328" calcext:value-type="float">
            <text:p>0.254328</text:p>
          </table:table-cell>
          <table:table-cell office:value-type="float" office:value="0.095728" calcext:value-type="float">
            <text:p>0.095728</text:p>
          </table:table-cell>
          <table:table-cell office:value-type="float" office:value="0.10728" calcext:value-type="float">
            <text:p>0.10728</text:p>
          </table:table-cell>
          <table:table-cell table:number-columns-repeated="4"/>
        </table:table-row>
        <table:table-row table:style-name="ro1">
          <table:table-cell office:value-type="float" office:value="0.261061" calcext:value-type="float">
            <text:p>0.261061</text:p>
          </table:table-cell>
          <table:table-cell office:value-type="float" office:value="0.101711" calcext:value-type="float">
            <text:p>0.101711</text:p>
          </table:table-cell>
          <table:table-cell office:value-type="float" office:value="0.106269" calcext:value-type="float">
            <text:p>0.106269</text:p>
          </table:table-cell>
          <table:table-cell table:number-columns-repeated="4"/>
        </table:table-row>
        <table:table-row table:style-name="ro1">
          <table:table-cell office:value-type="float" office:value="0.267794" calcext:value-type="float">
            <text:p>0.267794</text:p>
          </table:table-cell>
          <table:table-cell office:value-type="float" office:value="0.107694" calcext:value-type="float">
            <text:p>0.107694</text:p>
          </table:table-cell>
          <table:table-cell office:value-type="float" office:value="0.105288" calcext:value-type="float">
            <text:p>0.105288</text:p>
          </table:table-cell>
          <table:table-cell table:number-columns-repeated="4"/>
        </table:table-row>
        <table:table-row table:style-name="ro1">
          <table:table-cell office:value-type="float" office:value="0.274527" calcext:value-type="float">
            <text:p>0.274527</text:p>
          </table:table-cell>
          <table:table-cell office:value-type="float" office:value="0.113677" calcext:value-type="float">
            <text:p>0.113677</text:p>
          </table:table-cell>
          <table:table-cell office:value-type="float" office:value="0.104278" calcext:value-type="float">
            <text:p>0.104278</text:p>
          </table:table-cell>
          <table:table-cell table:number-columns-repeated="4"/>
        </table:table-row>
        <table:table-row table:style-name="ro1">
          <table:table-cell office:value-type="float" office:value="0.28126" calcext:value-type="float">
            <text:p>0.28126</text:p>
          </table:table-cell>
          <table:table-cell office:value-type="float" office:value="0.11966" calcext:value-type="float">
            <text:p>0.11966</text:p>
          </table:table-cell>
          <table:table-cell office:value-type="float" office:value="0.103288" calcext:value-type="float">
            <text:p>0.103288</text:p>
          </table:table-cell>
          <table:table-cell table:number-columns-repeated="4"/>
        </table:table-row>
        <table:table-row table:style-name="ro1">
          <table:table-cell office:value-type="float" office:value="0.287993" calcext:value-type="float">
            <text:p>0.287993</text:p>
          </table:table-cell>
          <table:table-cell office:value-type="float" office:value="0.125643" calcext:value-type="float">
            <text:p>0.125643</text:p>
          </table:table-cell>
          <table:table-cell office:value-type="float" office:value="0.102276" calcext:value-type="float">
            <text:p>0.102276</text:p>
          </table:table-cell>
          <table:table-cell table:number-columns-repeated="4"/>
        </table:table-row>
        <table:table-row table:style-name="ro1">
          <table:table-cell office:value-type="float" office:value="0.294726" calcext:value-type="float">
            <text:p>0.294726</text:p>
          </table:table-cell>
          <table:table-cell office:value-type="float" office:value="0.131626" calcext:value-type="float">
            <text:p>0.131626</text:p>
          </table:table-cell>
          <table:table-cell office:value-type="float" office:value="0.101281" calcext:value-type="float">
            <text:p>0.101281</text:p>
          </table:table-cell>
          <table:table-cell table:number-columns-repeated="4"/>
        </table:table-row>
        <table:table-row table:style-name="ro1">
          <table:table-cell office:value-type="float" office:value="0.301459" calcext:value-type="float">
            <text:p>0.301459</text:p>
          </table:table-cell>
          <table:table-cell office:value-type="float" office:value="0.137609" calcext:value-type="float">
            <text:p>0.137609</text:p>
          </table:table-cell>
          <table:table-cell office:value-type="float" office:value="0.100281" calcext:value-type="float">
            <text:p>0.100281</text:p>
          </table:table-cell>
          <table:table-cell table:number-columns-repeated="4"/>
        </table:table-row>
        <table:table-row table:style-name="ro1">
          <table:table-cell office:value-type="float" office:value="0.308192" calcext:value-type="float">
            <text:p>0.308192</text:p>
          </table:table-cell>
          <table:table-cell office:value-type="float" office:value="0.143592" calcext:value-type="float">
            <text:p>0.143592</text:p>
          </table:table-cell>
          <table:table-cell office:value-type="float" office:value="0.0992706" calcext:value-type="float">
            <text:p>0.0992706</text:p>
          </table:table-cell>
          <table:table-cell table:number-columns-repeated="4"/>
        </table:table-row>
        <table:table-row table:style-name="ro1">
          <table:table-cell office:value-type="float" office:value="0.314925" calcext:value-type="float">
            <text:p>0.314925</text:p>
          </table:table-cell>
          <table:table-cell office:value-type="float" office:value="0.149575" calcext:value-type="float">
            <text:p>0.149575</text:p>
          </table:table-cell>
          <table:table-cell office:value-type="float" office:value="0.0982684" calcext:value-type="float">
            <text:p>0.0982684</text:p>
          </table:table-cell>
          <table:table-cell table:number-columns-repeated="4"/>
        </table:table-row>
        <table:table-row table:style-name="ro1">
          <table:table-cell office:value-type="float" office:value="0.321658" calcext:value-type="float">
            <text:p>0.321658</text:p>
          </table:table-cell>
          <table:table-cell office:value-type="float" office:value="0.155558" calcext:value-type="float">
            <text:p>0.155558</text:p>
          </table:table-cell>
          <table:table-cell office:value-type="float" office:value="0.0972588" calcext:value-type="float">
            <text:p>0.0972588</text:p>
          </table:table-cell>
          <table:table-cell table:number-columns-repeated="4"/>
        </table:table-row>
        <table:table-row table:style-name="ro1">
          <table:table-cell office:value-type="float" office:value="0.328391" calcext:value-type="float">
            <text:p>0.328391</text:p>
          </table:table-cell>
          <table:table-cell office:value-type="float" office:value="0.161541" calcext:value-type="float">
            <text:p>0.161541</text:p>
          </table:table-cell>
          <table:table-cell office:value-type="float" office:value="0.0962446" calcext:value-type="float">
            <text:p>0.0962446</text:p>
          </table:table-cell>
          <table:table-cell table:number-columns-repeated="4"/>
        </table:table-row>
        <table:table-row table:style-name="ro1">
          <table:table-cell office:value-type="float" office:value="0.335124" calcext:value-type="float">
            <text:p>0.335124</text:p>
          </table:table-cell>
          <table:table-cell office:value-type="float" office:value="0.167524" calcext:value-type="float">
            <text:p>0.167524</text:p>
          </table:table-cell>
          <table:table-cell office:value-type="float" office:value="0.0952382" calcext:value-type="float">
            <text:p>0.0952382</text:p>
          </table:table-cell>
          <table:table-cell table:number-columns-repeated="4"/>
        </table:table-row>
        <table:table-row table:style-name="ro1">
          <table:table-cell office:value-type="float" office:value="0.341857" calcext:value-type="float">
            <text:p>0.341857</text:p>
          </table:table-cell>
          <table:table-cell office:value-type="float" office:value="0.173507" calcext:value-type="float">
            <text:p>0.173507</text:p>
          </table:table-cell>
          <table:table-cell office:value-type="float" office:value="0.0942328" calcext:value-type="float">
            <text:p>0.0942328</text:p>
          </table:table-cell>
          <table:table-cell table:number-columns-repeated="4"/>
        </table:table-row>
        <table:table-row table:style-name="ro1">
          <table:table-cell office:value-type="float" office:value="0.34859" calcext:value-type="float">
            <text:p>0.34859</text:p>
          </table:table-cell>
          <table:table-cell office:value-type="float" office:value="0.17949" calcext:value-type="float">
            <text:p>0.17949</text:p>
          </table:table-cell>
          <table:table-cell office:value-type="float" office:value="0.0932318" calcext:value-type="float">
            <text:p>0.0932318</text:p>
          </table:table-cell>
          <table:table-cell table:number-columns-repeated="4"/>
        </table:table-row>
        <table:table-row table:style-name="ro1">
          <table:table-cell office:value-type="float" office:value="0.355323" calcext:value-type="float">
            <text:p>0.355323</text:p>
          </table:table-cell>
          <table:table-cell office:value-type="float" office:value="0.185473" calcext:value-type="float">
            <text:p>0.185473</text:p>
          </table:table-cell>
          <table:table-cell office:value-type="float" office:value="0.092214" calcext:value-type="float">
            <text:p>0.092214</text:p>
          </table:table-cell>
          <table:table-cell table:number-columns-repeated="2"/>
          <table:table-cell office:value-type="string" calcext:value-type="string">
            <text:p>dada una distancia, obtener joint position para el thumb</text:p>
          </table:table-cell>
          <table:table-cell/>
        </table:table-row>
        <table:table-row table:style-name="ro1">
          <table:table-cell office:value-type="float" office:value="0.362056" calcext:value-type="float">
            <text:p>0.362056</text:p>
          </table:table-cell>
          <table:table-cell office:value-type="float" office:value="0.191456" calcext:value-type="float">
            <text:p>0.191456</text:p>
          </table:table-cell>
          <table:table-cell office:value-type="float" office:value="0.0912069" calcext:value-type="float">
            <text:p>0.0912069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-93.4217162843" calcext:value-type="float">
            <text:p>-93.4217162843</text:p>
          </table:table-cell>
        </table:table-row>
        <table:table-row table:style-name="ro1">
          <table:table-cell office:value-type="float" office:value="0.368789" calcext:value-type="float">
            <text:p>0.368789</text:p>
          </table:table-cell>
          <table:table-cell office:value-type="float" office:value="0.197439" calcext:value-type="float">
            <text:p>0.197439</text:p>
          </table:table-cell>
          <table:table-cell office:value-type="float" office:value="0.0901869" calcext:value-type="float">
            <text:p>0.0901869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2.721646641" calcext:value-type="float">
            <text:p>22.721646641</text:p>
          </table:table-cell>
        </table:table-row>
        <table:table-row table:style-name="ro1">
          <table:table-cell office:value-type="float" office:value="0.375522" calcext:value-type="float">
            <text:p>0.375522</text:p>
          </table:table-cell>
          <table:table-cell office:value-type="float" office:value="0.203422" calcext:value-type="float">
            <text:p>0.203422</text:p>
          </table:table-cell>
          <table:table-cell office:value-type="float" office:value="0.0891702" calcext:value-type="float">
            <text:p>0.0891702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-7.6878665291" calcext:value-type="float">
            <text:p>-7.6878665291</text:p>
          </table:table-cell>
        </table:table-row>
        <table:table-row table:style-name="ro1">
          <table:table-cell office:value-type="float" office:value="0.382255" calcext:value-type="float">
            <text:p>0.382255</text:p>
          </table:table-cell>
          <table:table-cell office:value-type="float" office:value="0.209405" calcext:value-type="float">
            <text:p>0.209405</text:p>
          </table:table-cell>
          <table:table-cell office:value-type="float" office:value="0.0881647" calcext:value-type="float">
            <text:p>0.0881647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0.7746088563" calcext:value-type="float">
            <text:p>0.7746088563</text:p>
          </table:table-cell>
        </table:table-row>
        <table:table-row table:style-name="ro1">
          <table:table-cell office:value-type="float" office:value="0.388988" calcext:value-type="float">
            <text:p>0.388988</text:p>
          </table:table-cell>
          <table:table-cell office:value-type="float" office:value="0.215388" calcext:value-type="float">
            <text:p>0.215388</text:p>
          </table:table-cell>
          <table:table-cell office:value-type="float" office:value="0.0871384" calcext:value-type="float">
            <text:p>0.087138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0.395721" calcext:value-type="float">
            <text:p>0.395721</text:p>
          </table:table-cell>
          <table:table-cell office:value-type="float" office:value="0.221371" calcext:value-type="float">
            <text:p>0.221371</text:p>
          </table:table-cell>
          <table:table-cell office:value-type="float" office:value="0.086132" calcext:value-type="float">
            <text:p>0.086132</text:p>
          </table:table-cell>
          <table:table-cell table:number-columns-repeated="2"/>
          <table:table-cell office:value-type="string" calcext:value-type="string">
            <text:p>f(x)</text:p>
          </table:table-cell>
          <table:table-cell table:formula="of:=[.G34]*[.G38]*[.G38]*[.G38]+[.G35]*[.G38]*[.G38]+[.G36]*[.G38]+[.G37]" office:value-type="float" office:value="0.561899956064224" calcext:value-type="float">
            <text:p>0.5618999561</text:p>
          </table:table-cell>
        </table:table-row>
        <table:table-row table:style-name="ro1">
          <table:table-cell office:value-type="float" office:value="0.402454" calcext:value-type="float">
            <text:p>0.402454</text:p>
          </table:table-cell>
          <table:table-cell office:value-type="float" office:value="0.227354" calcext:value-type="float">
            <text:p>0.227354</text:p>
          </table:table-cell>
          <table:table-cell office:value-type="float" office:value="0.0851134" calcext:value-type="float">
            <text:p>0.0851134</text:p>
          </table:table-cell>
          <table:table-cell table:number-columns-repeated="4"/>
        </table:table-row>
        <table:table-row table:style-name="ro1">
          <table:table-cell office:value-type="float" office:value="0.409187" calcext:value-type="float">
            <text:p>0.409187</text:p>
          </table:table-cell>
          <table:table-cell office:value-type="float" office:value="0.233337" calcext:value-type="float">
            <text:p>0.233337</text:p>
          </table:table-cell>
          <table:table-cell office:value-type="float" office:value="0.0840877" calcext:value-type="float">
            <text:p>0.0840877</text:p>
          </table:table-cell>
          <table:table-cell table:number-columns-repeated="4"/>
        </table:table-row>
        <table:table-row table:style-name="ro1">
          <table:table-cell office:value-type="float" office:value="0.41592" calcext:value-type="float">
            <text:p>0.41592</text:p>
          </table:table-cell>
          <table:table-cell office:value-type="float" office:value="0.23932" calcext:value-type="float">
            <text:p>0.23932</text:p>
          </table:table-cell>
          <table:table-cell office:value-type="float" office:value="0.0830842" calcext:value-type="float">
            <text:p>0.0830842</text:p>
          </table:table-cell>
          <table:table-cell table:number-columns-repeated="4"/>
        </table:table-row>
        <table:table-row table:style-name="ro1">
          <table:table-cell office:value-type="float" office:value="0.422653" calcext:value-type="float">
            <text:p>0.422653</text:p>
          </table:table-cell>
          <table:table-cell office:value-type="float" office:value="0.245303" calcext:value-type="float">
            <text:p>0.245303</text:p>
          </table:table-cell>
          <table:table-cell office:value-type="float" office:value="0.082059" calcext:value-type="float">
            <text:p>0.082059</text:p>
          </table:table-cell>
          <table:table-cell table:number-columns-repeated="4"/>
        </table:table-row>
        <table:table-row table:style-name="ro1">
          <table:table-cell office:value-type="float" office:value="0.429386" calcext:value-type="float">
            <text:p>0.429386</text:p>
          </table:table-cell>
          <table:table-cell office:value-type="float" office:value="0.251286" calcext:value-type="float">
            <text:p>0.251286</text:p>
          </table:table-cell>
          <table:table-cell office:value-type="float" office:value="0.0810423" calcext:value-type="float">
            <text:p>0.0810423</text:p>
          </table:table-cell>
          <table:table-cell table:number-columns-repeated="4"/>
        </table:table-row>
        <table:table-row table:style-name="ro1">
          <table:table-cell office:value-type="float" office:value="0.436119" calcext:value-type="float">
            <text:p>0.436119</text:p>
          </table:table-cell>
          <table:table-cell office:value-type="float" office:value="0.257269" calcext:value-type="float">
            <text:p>0.257269</text:p>
          </table:table-cell>
          <table:table-cell office:value-type="float" office:value="0.0800241" calcext:value-type="float">
            <text:p>0.0800241</text:p>
          </table:table-cell>
          <table:table-cell table:number-columns-repeated="4"/>
        </table:table-row>
        <table:table-row table:style-name="ro1">
          <table:table-cell office:value-type="float" office:value="0.442852" calcext:value-type="float">
            <text:p>0.442852</text:p>
          </table:table-cell>
          <table:table-cell office:value-type="float" office:value="0.263252" calcext:value-type="float">
            <text:p>0.263252</text:p>
          </table:table-cell>
          <table:table-cell office:value-type="float" office:value="0.0790108" calcext:value-type="float">
            <text:p>0.0790108</text:p>
          </table:table-cell>
          <table:table-cell table:number-columns-repeated="4"/>
        </table:table-row>
        <table:table-row table:style-name="ro1">
          <table:table-cell office:value-type="float" office:value="0.449585" calcext:value-type="float">
            <text:p>0.449585</text:p>
          </table:table-cell>
          <table:table-cell office:value-type="float" office:value="0.269235" calcext:value-type="float">
            <text:p>0.269235</text:p>
          </table:table-cell>
          <table:table-cell office:value-type="float" office:value="0.0779877" calcext:value-type="float">
            <text:p>0.0779877</text:p>
          </table:table-cell>
          <table:table-cell table:number-columns-repeated="4"/>
        </table:table-row>
        <table:table-row table:style-name="ro1">
          <table:table-cell office:value-type="float" office:value="0.456318" calcext:value-type="float">
            <text:p>0.456318</text:p>
          </table:table-cell>
          <table:table-cell office:value-type="float" office:value="0.275218" calcext:value-type="float">
            <text:p>0.275218</text:p>
          </table:table-cell>
          <table:table-cell office:value-type="float" office:value="0.0769773" calcext:value-type="float">
            <text:p>0.0769773</text:p>
          </table:table-cell>
          <table:table-cell table:number-columns-repeated="4"/>
        </table:table-row>
        <table:table-row table:style-name="ro1">
          <table:table-cell office:value-type="float" office:value="0.463051" calcext:value-type="float">
            <text:p>0.463051</text:p>
          </table:table-cell>
          <table:table-cell office:value-type="float" office:value="0.281201" calcext:value-type="float">
            <text:p>0.281201</text:p>
          </table:table-cell>
          <table:table-cell office:value-type="float" office:value="0.075947" calcext:value-type="float">
            <text:p>0.075947</text:p>
          </table:table-cell>
          <table:table-cell table:number-columns-repeated="4"/>
        </table:table-row>
        <table:table-row table:style-name="ro1">
          <table:table-cell office:value-type="float" office:value="0.469784" calcext:value-type="float">
            <text:p>0.469784</text:p>
          </table:table-cell>
          <table:table-cell office:value-type="float" office:value="0.287184" calcext:value-type="float">
            <text:p>0.287184</text:p>
          </table:table-cell>
          <table:table-cell office:value-type="float" office:value="0.0749246" calcext:value-type="float">
            <text:p>0.0749246</text:p>
          </table:table-cell>
          <table:table-cell table:number-columns-repeated="4"/>
        </table:table-row>
        <table:table-row table:style-name="ro1">
          <table:table-cell office:value-type="float" office:value="0.476517" calcext:value-type="float">
            <text:p>0.476517</text:p>
          </table:table-cell>
          <table:table-cell office:value-type="float" office:value="0.293167" calcext:value-type="float">
            <text:p>0.293167</text:p>
          </table:table-cell>
          <table:table-cell office:value-type="float" office:value="0.0739195" calcext:value-type="float">
            <text:p>0.0739195</text:p>
          </table:table-cell>
          <table:table-cell table:number-columns-repeated="4"/>
        </table:table-row>
        <table:table-row table:style-name="ro1">
          <table:table-cell office:value-type="float" office:value="0.48325" calcext:value-type="float">
            <text:p>0.48325</text:p>
          </table:table-cell>
          <table:table-cell office:value-type="float" office:value="0.29915" calcext:value-type="float">
            <text:p>0.29915</text:p>
          </table:table-cell>
          <table:table-cell office:value-type="float" office:value="0.0728773" calcext:value-type="float">
            <text:p>0.0728773</text:p>
          </table:table-cell>
          <table:table-cell table:number-columns-repeated="4"/>
        </table:table-row>
        <table:table-row table:style-name="ro1">
          <table:table-cell office:value-type="float" office:value="0.489983" calcext:value-type="float">
            <text:p>0.489983</text:p>
          </table:table-cell>
          <table:table-cell office:value-type="float" office:value="0.305133" calcext:value-type="float">
            <text:p>0.305133</text:p>
          </table:table-cell>
          <table:table-cell office:value-type="float" office:value="0.0718716" calcext:value-type="float">
            <text:p>0.0718716</text:p>
          </table:table-cell>
          <table:table-cell table:number-columns-repeated="4"/>
        </table:table-row>
        <table:table-row table:style-name="ro1">
          <table:table-cell office:value-type="float" office:value="0.496716" calcext:value-type="float">
            <text:p>0.496716</text:p>
          </table:table-cell>
          <table:table-cell office:value-type="float" office:value="0.311116" calcext:value-type="float">
            <text:p>0.311116</text:p>
          </table:table-cell>
          <table:table-cell office:value-type="float" office:value="0.0708556" calcext:value-type="float">
            <text:p>0.0708556</text:p>
          </table:table-cell>
          <table:table-cell table:number-columns-repeated="4"/>
        </table:table-row>
        <table:table-row table:style-name="ro1">
          <table:table-cell office:value-type="float" office:value="0.503449" calcext:value-type="float">
            <text:p>0.503449</text:p>
          </table:table-cell>
          <table:table-cell office:value-type="float" office:value="0.317099" calcext:value-type="float">
            <text:p>0.317099</text:p>
          </table:table-cell>
          <table:table-cell office:value-type="float" office:value="0.0698451" calcext:value-type="float">
            <text:p>0.0698451</text:p>
          </table:table-cell>
          <table:table-cell table:number-columns-repeated="4"/>
        </table:table-row>
        <table:table-row table:style-name="ro1">
          <table:table-cell office:value-type="float" office:value="0.510182" calcext:value-type="float">
            <text:p>0.510182</text:p>
          </table:table-cell>
          <table:table-cell office:value-type="float" office:value="0.323082" calcext:value-type="float">
            <text:p>0.323082</text:p>
          </table:table-cell>
          <table:table-cell office:value-type="float" office:value="0.0688188" calcext:value-type="float">
            <text:p>0.0688188</text:p>
          </table:table-cell>
          <table:table-cell table:number-columns-repeated="4"/>
        </table:table-row>
        <table:table-row table:style-name="ro1">
          <table:table-cell office:value-type="float" office:value="0.516915" calcext:value-type="float">
            <text:p>0.516915</text:p>
          </table:table-cell>
          <table:table-cell office:value-type="float" office:value="0.329065" calcext:value-type="float">
            <text:p>0.329065</text:p>
          </table:table-cell>
          <table:table-cell office:value-type="float" office:value="0.0678165" calcext:value-type="float">
            <text:p>0.0678165</text:p>
          </table:table-cell>
          <table:table-cell table:number-columns-repeated="4"/>
        </table:table-row>
        <table:table-row table:style-name="ro1">
          <table:table-cell office:value-type="float" office:value="0.523648" calcext:value-type="float">
            <text:p>0.523648</text:p>
          </table:table-cell>
          <table:table-cell office:value-type="float" office:value="0.335048" calcext:value-type="float">
            <text:p>0.335048</text:p>
          </table:table-cell>
          <table:table-cell office:value-type="float" office:value="0.0667926" calcext:value-type="float">
            <text:p>0.0667926</text:p>
          </table:table-cell>
          <table:table-cell table:number-columns-repeated="4"/>
        </table:table-row>
        <table:table-row table:style-name="ro1">
          <table:table-cell office:value-type="float" office:value="0.530381" calcext:value-type="float">
            <text:p>0.530381</text:p>
          </table:table-cell>
          <table:table-cell office:value-type="float" office:value="0.341031" calcext:value-type="float">
            <text:p>0.341031</text:p>
          </table:table-cell>
          <table:table-cell office:value-type="float" office:value="0.0657887" calcext:value-type="float">
            <text:p>0.0657887</text:p>
          </table:table-cell>
          <table:table-cell table:number-columns-repeated="4"/>
        </table:table-row>
        <table:table-row table:style-name="ro1">
          <table:table-cell office:value-type="float" office:value="0.537114" calcext:value-type="float">
            <text:p>0.537114</text:p>
          </table:table-cell>
          <table:table-cell office:value-type="float" office:value="0.347014" calcext:value-type="float">
            <text:p>0.347014</text:p>
          </table:table-cell>
          <table:table-cell office:value-type="float" office:value="0.0647606" calcext:value-type="float">
            <text:p>0.0647606</text:p>
          </table:table-cell>
          <table:table-cell table:number-columns-repeated="4"/>
        </table:table-row>
        <table:table-row table:style-name="ro1">
          <table:table-cell office:value-type="float" office:value="0.543847" calcext:value-type="float">
            <text:p>0.543847</text:p>
          </table:table-cell>
          <table:table-cell office:value-type="float" office:value="0.352997" calcext:value-type="float">
            <text:p>0.352997</text:p>
          </table:table-cell>
          <table:table-cell office:value-type="float" office:value="0.0637624" calcext:value-type="float">
            <text:p>0.0637624</text:p>
          </table:table-cell>
          <table:table-cell table:number-columns-repeated="4"/>
        </table:table-row>
        <table:table-row table:style-name="ro1">
          <table:table-cell office:value-type="float" office:value="0.55058" calcext:value-type="float">
            <text:p>0.55058</text:p>
          </table:table-cell>
          <table:table-cell office:value-type="float" office:value="0.35898" calcext:value-type="float">
            <text:p>0.35898</text:p>
          </table:table-cell>
          <table:table-cell office:value-type="float" office:value="0.0627441" calcext:value-type="float">
            <text:p>0.0627441</text:p>
          </table:table-cell>
          <table:table-cell table:number-columns-repeated="4"/>
        </table:table-row>
        <table:table-row table:style-name="ro1">
          <table:table-cell office:value-type="float" office:value="0.557313" calcext:value-type="float">
            <text:p>0.557313</text:p>
          </table:table-cell>
          <table:table-cell office:value-type="float" office:value="0.364963" calcext:value-type="float">
            <text:p>0.364963</text:p>
          </table:table-cell>
          <table:table-cell office:value-type="float" office:value="0.0617336" calcext:value-type="float">
            <text:p>0.0617336</text:p>
          </table:table-cell>
          <table:table-cell table:number-columns-repeated="4"/>
        </table:table-row>
        <table:table-row table:style-name="ro1">
          <table:table-cell office:value-type="float" office:value="0.564046" calcext:value-type="float">
            <text:p>0.564046</text:p>
          </table:table-cell>
          <table:table-cell office:value-type="float" office:value="0.370946" calcext:value-type="float">
            <text:p>0.370946</text:p>
          </table:table-cell>
          <table:table-cell office:value-type="float" office:value="0.0607255" calcext:value-type="float">
            <text:p>0.0607255</text:p>
          </table:table-cell>
          <table:table-cell table:number-columns-repeated="4"/>
        </table:table-row>
        <table:table-row table:style-name="ro1">
          <table:table-cell office:value-type="float" office:value="0.570779" calcext:value-type="float">
            <text:p>0.570779</text:p>
          </table:table-cell>
          <table:table-cell office:value-type="float" office:value="0.376929" calcext:value-type="float">
            <text:p>0.376929</text:p>
          </table:table-cell>
          <table:table-cell office:value-type="float" office:value="0.0597175" calcext:value-type="float">
            <text:p>0.0597175</text:p>
          </table:table-cell>
          <table:table-cell table:number-columns-repeated="4"/>
        </table:table-row>
        <table:table-row table:style-name="ro1">
          <table:table-cell office:value-type="float" office:value="0.577512" calcext:value-type="float">
            <text:p>0.577512</text:p>
          </table:table-cell>
          <table:table-cell office:value-type="float" office:value="0.382912" calcext:value-type="float">
            <text:p>0.382912</text:p>
          </table:table-cell>
          <table:table-cell office:value-type="float" office:value="0.058711" calcext:value-type="float">
            <text:p>0.058711</text:p>
          </table:table-cell>
          <table:table-cell table:number-columns-repeated="4"/>
        </table:table-row>
        <table:table-row table:style-name="ro1">
          <table:table-cell office:value-type="float" office:value="0.584245" calcext:value-type="float">
            <text:p>0.584245</text:p>
          </table:table-cell>
          <table:table-cell office:value-type="float" office:value="0.388895" calcext:value-type="float">
            <text:p>0.388895</text:p>
          </table:table-cell>
          <table:table-cell office:value-type="float" office:value="0.0577115" calcext:value-type="float">
            <text:p>0.0577115</text:p>
          </table:table-cell>
          <table:table-cell table:number-columns-repeated="4"/>
        </table:table-row>
        <table:table-row table:style-name="ro1">
          <table:table-cell office:value-type="float" office:value="0.590978" calcext:value-type="float">
            <text:p>0.590978</text:p>
          </table:table-cell>
          <table:table-cell office:value-type="float" office:value="0.394878" calcext:value-type="float">
            <text:p>0.394878</text:p>
          </table:table-cell>
          <table:table-cell office:value-type="float" office:value="0.0567077" calcext:value-type="float">
            <text:p>0.0567077</text:p>
          </table:table-cell>
          <table:table-cell table:number-columns-repeated="4"/>
        </table:table-row>
        <table:table-row table:style-name="ro1">
          <table:table-cell office:value-type="float" office:value="0.597711" calcext:value-type="float">
            <text:p>0.597711</text:p>
          </table:table-cell>
          <table:table-cell office:value-type="float" office:value="0.400861" calcext:value-type="float">
            <text:p>0.400861</text:p>
          </table:table-cell>
          <table:table-cell office:value-type="float" office:value="0.0557065" calcext:value-type="float">
            <text:p>0.0557065</text:p>
          </table:table-cell>
          <table:table-cell table:number-columns-repeated="4"/>
        </table:table-row>
        <table:table-row table:style-name="ro1">
          <table:table-cell office:value-type="float" office:value="0.604444" calcext:value-type="float">
            <text:p>0.604444</text:p>
          </table:table-cell>
          <table:table-cell office:value-type="float" office:value="0.406844" calcext:value-type="float">
            <text:p>0.406844</text:p>
          </table:table-cell>
          <table:table-cell office:value-type="float" office:value="0.0547116" calcext:value-type="float">
            <text:p>0.0547116</text:p>
          </table:table-cell>
          <table:table-cell table:number-columns-repeated="4"/>
        </table:table-row>
        <table:table-row table:style-name="ro1">
          <table:table-cell office:value-type="float" office:value="0.611177" calcext:value-type="float">
            <text:p>0.611177</text:p>
          </table:table-cell>
          <table:table-cell office:value-type="float" office:value="0.412827" calcext:value-type="float">
            <text:p>0.412827</text:p>
          </table:table-cell>
          <table:table-cell office:value-type="float" office:value="0.0537053" calcext:value-type="float">
            <text:p>0.0537053</text:p>
          </table:table-cell>
          <table:table-cell table:number-columns-repeated="4"/>
        </table:table-row>
        <table:table-row table:style-name="ro1">
          <table:table-cell office:value-type="float" office:value="0.61791" calcext:value-type="float">
            <text:p>0.61791</text:p>
          </table:table-cell>
          <table:table-cell office:value-type="float" office:value="0.41881" calcext:value-type="float">
            <text:p>0.41881</text:p>
          </table:table-cell>
          <table:table-cell office:value-type="float" office:value="0.052718" calcext:value-type="float">
            <text:p>0.052718</text:p>
          </table:table-cell>
          <table:table-cell table:number-columns-repeated="4"/>
        </table:table-row>
        <table:table-row table:style-name="ro1">
          <table:table-cell office:value-type="float" office:value="0.624643" calcext:value-type="float">
            <text:p>0.624643</text:p>
          </table:table-cell>
          <table:table-cell office:value-type="float" office:value="0.424793" calcext:value-type="float">
            <text:p>0.424793</text:p>
          </table:table-cell>
          <table:table-cell office:value-type="float" office:value="0.0517155" calcext:value-type="float">
            <text:p>0.0517155</text:p>
          </table:table-cell>
          <table:table-cell table:number-columns-repeated="4"/>
        </table:table-row>
        <table:table-row table:style-name="ro1">
          <table:table-cell office:value-type="float" office:value="0.631376" calcext:value-type="float">
            <text:p>0.631376</text:p>
          </table:table-cell>
          <table:table-cell office:value-type="float" office:value="0.430776" calcext:value-type="float">
            <text:p>0.430776</text:p>
          </table:table-cell>
          <table:table-cell office:value-type="float" office:value="0.0507245" calcext:value-type="float">
            <text:p>0.0507245</text:p>
          </table:table-cell>
          <table:table-cell table:number-columns-repeated="2"/>
          <table:table-cell office:value-type="string" calcext:value-type="string">
            <text:p>dada una distancia, obtener joint position para middle</text:p>
          </table:table-cell>
          <table:table-cell/>
        </table:table-row>
        <table:table-row table:style-name="ro1">
          <table:table-cell office:value-type="float" office:value="0.638109" calcext:value-type="float">
            <text:p>0.638109</text:p>
          </table:table-cell>
          <table:table-cell office:value-type="float" office:value="0.436759" calcext:value-type="float">
            <text:p>0.436759</text:p>
          </table:table-cell>
          <table:table-cell office:value-type="float" office:value="0.0497251" calcext:value-type="float">
            <text:p>0.0497251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-105.1326116902" calcext:value-type="float">
            <text:p>-105.1326116902</text:p>
          </table:table-cell>
        </table:table-row>
        <table:table-row table:style-name="ro1">
          <table:table-cell office:value-type="float" office:value="0.644842" calcext:value-type="float">
            <text:p>0.644842</text:p>
          </table:table-cell>
          <table:table-cell office:value-type="float" office:value="0.442742" calcext:value-type="float">
            <text:p>0.442742</text:p>
          </table:table-cell>
          <table:table-cell office:value-type="float" office:value="0.0487553" calcext:value-type="float">
            <text:p>0.0487553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5.5699225863" calcext:value-type="float">
            <text:p>25.5699225863</text:p>
          </table:table-cell>
        </table:table-row>
        <table:table-row table:style-name="ro1">
          <table:table-cell office:value-type="float" office:value="0.651575" calcext:value-type="float">
            <text:p>0.651575</text:p>
          </table:table-cell>
          <table:table-cell office:value-type="float" office:value="0.448725" calcext:value-type="float">
            <text:p>0.448725</text:p>
          </table:table-cell>
          <table:table-cell office:value-type="float" office:value="0.0477598" calcext:value-type="float">
            <text:p>0.0477598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float" office:value="-8.6515803678" calcext:value-type="float">
            <text:p>-8.6515803678</text:p>
          </table:table-cell>
        </table:table-row>
        <table:table-row table:style-name="ro1">
          <table:table-cell office:value-type="float" office:value="0.658308" calcext:value-type="float">
            <text:p>0.658308</text:p>
          </table:table-cell>
          <table:table-cell office:value-type="float" office:value="0.454708" calcext:value-type="float">
            <text:p>0.454708</text:p>
          </table:table-cell>
          <table:table-cell office:value-type="float" office:value="0.0467837" calcext:value-type="float">
            <text:p>0.0467837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.0183100834" calcext:value-type="float">
            <text:p>1.0183100834</text:p>
          </table:table-cell>
        </table:table-row>
        <table:table-row table:style-name="ro1">
          <table:table-cell office:value-type="float" office:value="0.665041" calcext:value-type="float">
            <text:p>0.665041</text:p>
          </table:table-cell>
          <table:table-cell office:value-type="float" office:value="0.460691" calcext:value-type="float">
            <text:p>0.460691</text:p>
          </table:table-cell>
          <table:table-cell office:value-type="float" office:value="0.0458176" calcext:value-type="float">
            <text:p>0.0458176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0.671774" calcext:value-type="float">
            <text:p>0.671774</text:p>
          </table:table-cell>
          <table:table-cell office:value-type="float" office:value="0.466674" calcext:value-type="float">
            <text:p>0.466674</text:p>
          </table:table-cell>
          <table:table-cell office:value-type="float" office:value="0.0448404" calcext:value-type="float">
            <text:p>0.0448404</text:p>
          </table:table-cell>
          <table:table-cell table:number-columns-repeated="2"/>
          <table:table-cell office:value-type="string" calcext:value-type="string">
            <text:p>f(x)</text:p>
          </table:table-cell>
          <table:table-cell table:formula="of:=[.G75]*[.G79]*[.G79]*[.G79]+[.G76]*[.G79]*[.G79]+[.G77]*[.G79]+[.G78]" office:value-type="float" office:value="-10.0565759152" calcext:value-type="float">
            <text:p>-10.0565759152</text:p>
          </table:table-cell>
        </table:table-row>
        <table:table-row table:style-name="ro1">
          <table:table-cell office:value-type="float" office:value="0.678507" calcext:value-type="float">
            <text:p>0.678507</text:p>
          </table:table-cell>
          <table:table-cell office:value-type="float" office:value="0.472657" calcext:value-type="float">
            <text:p>0.472657</text:p>
          </table:table-cell>
          <table:table-cell office:value-type="float" office:value="0.0438703" calcext:value-type="float">
            <text:p>0.0438703</text:p>
          </table:table-cell>
          <table:table-cell table:number-columns-repeated="4"/>
        </table:table-row>
        <table:table-row table:style-name="ro1">
          <table:table-cell office:value-type="float" office:value="0.68524" calcext:value-type="float">
            <text:p>0.68524</text:p>
          </table:table-cell>
          <table:table-cell office:value-type="float" office:value="0.47864" calcext:value-type="float">
            <text:p>0.47864</text:p>
          </table:table-cell>
          <table:table-cell office:value-type="float" office:value="0.0429003" calcext:value-type="float">
            <text:p>0.0429003</text:p>
          </table:table-cell>
          <table:table-cell table:number-columns-repeated="4"/>
        </table:table-row>
        <table:table-row table:style-name="ro1">
          <table:table-cell office:value-type="float" office:value="0.691973" calcext:value-type="float">
            <text:p>0.691973</text:p>
          </table:table-cell>
          <table:table-cell office:value-type="float" office:value="0.484623" calcext:value-type="float">
            <text:p>0.484623</text:p>
          </table:table-cell>
          <table:table-cell office:value-type="float" office:value="0.0419426" calcext:value-type="float">
            <text:p>0.0419426</text:p>
          </table:table-cell>
          <table:table-cell table:number-columns-repeated="4"/>
        </table:table-row>
        <table:table-row table:style-name="ro1">
          <table:table-cell office:value-type="float" office:value="0.698706" calcext:value-type="float">
            <text:p>0.698706</text:p>
          </table:table-cell>
          <table:table-cell office:value-type="float" office:value="0.490606" calcext:value-type="float">
            <text:p>0.490606</text:p>
          </table:table-cell>
          <table:table-cell office:value-type="float" office:value="0.0409795" calcext:value-type="float">
            <text:p>0.0409795</text:p>
          </table:table-cell>
          <table:table-cell table:number-columns-repeated="4"/>
        </table:table-row>
        <table:table-row table:style-name="ro1">
          <table:table-cell office:value-type="float" office:value="0.705439" calcext:value-type="float">
            <text:p>0.705439</text:p>
          </table:table-cell>
          <table:table-cell office:value-type="float" office:value="0.496589" calcext:value-type="float">
            <text:p>0.496589</text:p>
          </table:table-cell>
          <table:table-cell office:value-type="float" office:value="0.0400336" calcext:value-type="float">
            <text:p>0.0400336</text:p>
          </table:table-cell>
          <table:table-cell table:number-columns-repeated="4"/>
        </table:table-row>
        <table:table-row table:style-name="ro1">
          <table:table-cell office:value-type="float" office:value="0.712172" calcext:value-type="float">
            <text:p>0.712172</text:p>
          </table:table-cell>
          <table:table-cell office:value-type="float" office:value="0.502572" calcext:value-type="float">
            <text:p>0.502572</text:p>
          </table:table-cell>
          <table:table-cell office:value-type="float" office:value="0.0390913" calcext:value-type="float">
            <text:p>0.0390913</text:p>
          </table:table-cell>
          <table:table-cell table:number-columns-repeated="4"/>
        </table:table-row>
        <table:table-row table:style-name="ro1">
          <table:table-cell office:value-type="float" office:value="0.718905" calcext:value-type="float">
            <text:p>0.718905</text:p>
          </table:table-cell>
          <table:table-cell office:value-type="float" office:value="0.508555" calcext:value-type="float">
            <text:p>0.508555</text:p>
          </table:table-cell>
          <table:table-cell office:value-type="float" office:value="0.0381408" calcext:value-type="float">
            <text:p>0.0381408</text:p>
          </table:table-cell>
          <table:table-cell table:number-columns-repeated="4"/>
        </table:table-row>
        <table:table-row table:style-name="ro1">
          <table:table-cell office:value-type="float" office:value="0.725638" calcext:value-type="float">
            <text:p>0.725638</text:p>
          </table:table-cell>
          <table:table-cell office:value-type="float" office:value="0.514538" calcext:value-type="float">
            <text:p>0.514538</text:p>
          </table:table-cell>
          <table:table-cell office:value-type="float" office:value="0.0371934" calcext:value-type="float">
            <text:p>0.0371934</text:p>
          </table:table-cell>
          <table:table-cell table:number-columns-repeated="4"/>
        </table:table-row>
        <table:table-row table:style-name="ro1">
          <table:table-cell office:value-type="float" office:value="0.732371" calcext:value-type="float">
            <text:p>0.732371</text:p>
          </table:table-cell>
          <table:table-cell office:value-type="float" office:value="0.520521" calcext:value-type="float">
            <text:p>0.520521</text:p>
          </table:table-cell>
          <table:table-cell office:value-type="float" office:value="0.0362674" calcext:value-type="float">
            <text:p>0.0362674</text:p>
          </table:table-cell>
          <table:table-cell table:number-columns-repeated="4"/>
        </table:table-row>
        <table:table-row table:style-name="ro1">
          <table:table-cell office:value-type="float" office:value="0.739104" calcext:value-type="float">
            <text:p>0.739104</text:p>
          </table:table-cell>
          <table:table-cell office:value-type="float" office:value="0.526504" calcext:value-type="float">
            <text:p>0.526504</text:p>
          </table:table-cell>
          <table:table-cell office:value-type="float" office:value="0.0353404" calcext:value-type="float">
            <text:p>0.0353404</text:p>
          </table:table-cell>
          <table:table-cell table:number-columns-repeated="4"/>
        </table:table-row>
        <table:table-row table:style-name="ro1">
          <table:table-cell office:value-type="float" office:value="0.745837" calcext:value-type="float">
            <text:p>0.745837</text:p>
          </table:table-cell>
          <table:table-cell office:value-type="float" office:value="0.532487" calcext:value-type="float">
            <text:p>0.532487</text:p>
          </table:table-cell>
          <table:table-cell office:value-type="float" office:value="0.0344214" calcext:value-type="float">
            <text:p>0.0344214</text:p>
          </table:table-cell>
          <table:table-cell table:number-columns-repeated="4"/>
        </table:table-row>
        <table:table-row table:style-name="ro1">
          <table:table-cell office:value-type="float" office:value="0.75257" calcext:value-type="float">
            <text:p>0.75257</text:p>
          </table:table-cell>
          <table:table-cell office:value-type="float" office:value="0.53847" calcext:value-type="float">
            <text:p>0.53847</text:p>
          </table:table-cell>
          <table:table-cell office:value-type="float" office:value="0.03352" calcext:value-type="float">
            <text:p>0.03352</text:p>
          </table:table-cell>
          <table:table-cell table:number-columns-repeated="4"/>
        </table:table-row>
        <table:table-row table:style-name="ro1">
          <table:table-cell office:value-type="float" office:value="0.759303" calcext:value-type="float">
            <text:p>0.759303</text:p>
          </table:table-cell>
          <table:table-cell office:value-type="float" office:value="0.544453" calcext:value-type="float">
            <text:p>0.544453</text:p>
          </table:table-cell>
          <table:table-cell office:value-type="float" office:value="0.0326123" calcext:value-type="float">
            <text:p>0.0326123</text:p>
          </table:table-cell>
          <table:table-cell table:number-columns-repeated="4"/>
        </table:table-row>
        <table:table-row table:style-name="ro1">
          <table:table-cell office:value-type="float" office:value="0.766036" calcext:value-type="float">
            <text:p>0.766036</text:p>
          </table:table-cell>
          <table:table-cell office:value-type="float" office:value="0.550436" calcext:value-type="float">
            <text:p>0.550436</text:p>
          </table:table-cell>
          <table:table-cell office:value-type="float" office:value="0.0317287" calcext:value-type="float">
            <text:p>0.0317287</text:p>
          </table:table-cell>
          <table:table-cell table:number-columns-repeated="4"/>
        </table:table-row>
        <table:table-row table:style-name="ro1">
          <table:table-cell office:value-type="float" office:value="0.772769" calcext:value-type="float">
            <text:p>0.772769</text:p>
          </table:table-cell>
          <table:table-cell office:value-type="float" office:value="0.556419" calcext:value-type="float">
            <text:p>0.556419</text:p>
          </table:table-cell>
          <table:table-cell office:value-type="float" office:value="0.030831" calcext:value-type="float">
            <text:p>0.030831</text:p>
          </table:table-cell>
          <table:table-cell table:number-columns-repeated="4"/>
        </table:table-row>
        <table:table-row table:style-name="ro1">
          <table:table-cell office:value-type="float" office:value="0.779502" calcext:value-type="float">
            <text:p>0.779502</text:p>
          </table:table-cell>
          <table:table-cell office:value-type="float" office:value="0.562402" calcext:value-type="float">
            <text:p>0.562402</text:p>
          </table:table-cell>
          <table:table-cell office:value-type="float" office:value="0.0299758" calcext:value-type="float">
            <text:p>0.0299758</text:p>
          </table:table-cell>
          <table:table-cell table:number-columns-repeated="4"/>
        </table:table-row>
        <table:table-row table:style-name="ro1">
          <table:table-cell office:value-type="float" office:value="0.786235" calcext:value-type="float">
            <text:p>0.786235</text:p>
          </table:table-cell>
          <table:table-cell office:value-type="float" office:value="0.568385" calcext:value-type="float">
            <text:p>0.568385</text:p>
          </table:table-cell>
          <table:table-cell office:value-type="float" office:value="0.0291136" calcext:value-type="float">
            <text:p>0.0291136</text:p>
          </table:table-cell>
          <table:table-cell table:number-columns-repeated="4"/>
        </table:table-row>
        <table:table-row table:style-name="ro1">
          <table:table-cell office:value-type="float" office:value="0.792968" calcext:value-type="float">
            <text:p>0.792968</text:p>
          </table:table-cell>
          <table:table-cell office:value-type="float" office:value="0.574368" calcext:value-type="float">
            <text:p>0.574368</text:p>
          </table:table-cell>
          <table:table-cell office:value-type="float" office:value="0.0282595" calcext:value-type="float">
            <text:p>0.0282595</text:p>
          </table:table-cell>
          <table:table-cell table:number-columns-repeated="4"/>
        </table:table-row>
        <table:table-row table:style-name="ro1">
          <table:table-cell office:value-type="float" office:value="0.799701" calcext:value-type="float">
            <text:p>0.799701</text:p>
          </table:table-cell>
          <table:table-cell office:value-type="float" office:value="0.580351" calcext:value-type="float">
            <text:p>0.580351</text:p>
          </table:table-cell>
          <table:table-cell office:value-type="float" office:value="0.0274193" calcext:value-type="float">
            <text:p>0.0274193</text:p>
          </table:table-cell>
          <table:table-cell table:number-columns-repeated="4"/>
        </table:table-row>
        <table:table-row table:style-name="ro1">
          <table:table-cell office:value-type="float" office:value="0.806434" calcext:value-type="float">
            <text:p>0.806434</text:p>
          </table:table-cell>
          <table:table-cell office:value-type="float" office:value="0.586334" calcext:value-type="float">
            <text:p>0.586334</text:p>
          </table:table-cell>
          <table:table-cell office:value-type="float" office:value="0.026596" calcext:value-type="float">
            <text:p>0.026596</text:p>
          </table:table-cell>
          <table:table-cell table:number-columns-repeated="4"/>
        </table:table-row>
        <table:table-row table:style-name="ro1">
          <table:table-cell office:value-type="float" office:value="0.813167" calcext:value-type="float">
            <text:p>0.813167</text:p>
          </table:table-cell>
          <table:table-cell office:value-type="float" office:value="0.592317" calcext:value-type="float">
            <text:p>0.592317</text:p>
          </table:table-cell>
          <table:table-cell office:value-type="float" office:value="0.0257839" calcext:value-type="float">
            <text:p>0.0257839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relationship_allegro.A1:relationship_allegro.C16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11:37:57.9260257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4T11:53:36.183179075</dc:date>
    <meta:editing-duration>PT1H26M48S</meta:editing-duration>
    <meta:editing-cycles>7</meta:editing-cycles>
    <meta:generator>LibreOffice/5.1.6.2$Linux_X86_64 LibreOffice_project/10m0$Build-2</meta:generator>
    <meta:document-statistic meta:table-count="1" meta:cell-count="32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dash" draw:stroke-dash="Ultrafine_20_Dotted_20__28_var_29_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35cm" svg:height="13.096cm" xlink:href=".." xlink:type="simple" chart:class="chart:scatter" chart:column-mapping="1 0" chart:style-name="ch1">
        <chart:title svg:x="12.159cm" svg:y="0.397cm" chart:style-name="ch2">
          <text:p>Thumb</text:p>
        </chart:title>
        <chart:legend chart:legend-position="end" svg:x="20.172cm" svg:y="6cm" style:legend-expansion="high" chart:style-name="ch3"/>
        <chart:plot-area chart:style-name="ch4" table:cell-range-address="relationship_allegro.B2:relationship_allegro.C100" svg:x="1.527cm" svg:y="1.437cm" svg:width="18.129cm" svg:height="10.417cm">
          <chartooo:coordinate-region svg:x="2.254cm" svg:y="1.637cm" svg:width="17.071cm" svg:height="9.57cm"/>
          <chart:axis chart:dimension="x" chart:name="primary-x" chart:style-name="ch5">
            <chart:title svg:x="9.528cm" svg:y="12.115cm" chart:style-name="ch6">
              <text:p>Amplitude (m)</text:p>
            </chart:title>
          </chart:axis>
          <chart:axis chart:dimension="y" chart:name="primary-y" chart:style-name="ch5">
            <chart:title svg:x="0.451cm" svg:y="8.131cm" chart:style-name="ch7">
              <text:p>Joint Position (rads)</text:p>
            </chart:title>
            <chart:grid chart:style-name="ch8" chart:class="major"/>
          </chart:axis>
          <chart:series chart:style-name="ch9" chart:values-cell-range-address="relationship_allegro.B2:relationship_allegro.B100" chart:class="chart:scatter">
            <chart:domain table:cell-range-address="relationship_allegro.C2:relationship_allegro.C100"/>
            <chart:regression-curve chart:style-name="ch10">
              <chart:equation chart:display-equation="true" chart:display-r-square="false" svg:x="5.941cm" svg:y="2.327cm"/>
            </chart:regression-curve>
            <chart:data-point chart:repeated="69"/>
            <chart:data-point chart:style-name="ch11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2927">
                <text:p>0.122927</text:p>
                <draw:g>
                  <svg:desc>relationship_allegro.C2:relationship_allegro.C100</svg:desc>
                </draw:g>
              </table:table-cell>
              <table:table-cell office:value-type="float" office:value="0">
                <text:p>0</text:p>
                <draw:g>
                  <svg:desc>relationship_allegro.B2:relationship_allegro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969">
                <text:p>0.121969</text:p>
              </table:table-cell>
              <table:table-cell office:value-type="float" office:value="0.005983">
                <text:p>0.0059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001">
                <text:p>0.121001</text:p>
              </table:table-cell>
              <table:table-cell office:value-type="float" office:value="0.011966">
                <text:p>0.011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034">
                <text:p>0.120034</text:p>
              </table:table-cell>
              <table:table-cell office:value-type="float" office:value="0.017949">
                <text:p>0.0179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9069">
                <text:p>0.119069</text:p>
              </table:table-cell>
              <table:table-cell office:value-type="float" office:value="0.023932">
                <text:p>0.023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8098">
                <text:p>0.118098</text:p>
              </table:table-cell>
              <table:table-cell office:value-type="float" office:value="0.029915">
                <text:p>0.029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7131">
                <text:p>0.117131</text:p>
              </table:table-cell>
              <table:table-cell office:value-type="float" office:value="0.035898">
                <text:p>0.035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148">
                <text:p>0.116148</text:p>
              </table:table-cell>
              <table:table-cell office:value-type="float" office:value="0.041881">
                <text:p>0.0418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5177">
                <text:p>0.115177</text:p>
              </table:table-cell>
              <table:table-cell office:value-type="float" office:value="0.047864">
                <text:p>0.0478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4196">
                <text:p>0.114196</text:p>
              </table:table-cell>
              <table:table-cell office:value-type="float" office:value="0.053847">
                <text:p>0.0538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198">
                <text:p>0.113198</text:p>
              </table:table-cell>
              <table:table-cell office:value-type="float" office:value="0.05983">
                <text:p>0.05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229">
                <text:p>0.112229</text:p>
              </table:table-cell>
              <table:table-cell office:value-type="float" office:value="0.065813">
                <text:p>0.0658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1226">
                <text:p>0.111226</text:p>
              </table:table-cell>
              <table:table-cell office:value-type="float" office:value="0.071796">
                <text:p>0.0717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0245">
                <text:p>0.110245</text:p>
              </table:table-cell>
              <table:table-cell office:value-type="float" office:value="0.077779">
                <text:p>0.0777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9247">
                <text:p>0.109247</text:p>
              </table:table-cell>
              <table:table-cell office:value-type="float" office:value="0.083762">
                <text:p>0.0837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8267">
                <text:p>0.108267</text:p>
              </table:table-cell>
              <table:table-cell office:value-type="float" office:value="0.089745">
                <text:p>0.089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728">
                <text:p>0.10728</text:p>
              </table:table-cell>
              <table:table-cell office:value-type="float" office:value="0.095728">
                <text:p>0.0957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6269">
                <text:p>0.106269</text:p>
              </table:table-cell>
              <table:table-cell office:value-type="float" office:value="0.101711">
                <text:p>0.1017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5288">
                <text:p>0.105288</text:p>
              </table:table-cell>
              <table:table-cell office:value-type="float" office:value="0.107694">
                <text:p>0.1076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4278">
                <text:p>0.104278</text:p>
              </table:table-cell>
              <table:table-cell office:value-type="float" office:value="0.113677">
                <text:p>0.1136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3288">
                <text:p>0.103288</text:p>
              </table:table-cell>
              <table:table-cell office:value-type="float" office:value="0.11966">
                <text:p>0.119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2276">
                <text:p>0.102276</text:p>
              </table:table-cell>
              <table:table-cell office:value-type="float" office:value="0.125643">
                <text:p>0.125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1281">
                <text:p>0.101281</text:p>
              </table:table-cell>
              <table:table-cell office:value-type="float" office:value="0.131626">
                <text:p>0.1316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0281">
                <text:p>0.100281</text:p>
              </table:table-cell>
              <table:table-cell office:value-type="float" office:value="0.137609">
                <text:p>0.137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2706">
                <text:p>0.0992706</text:p>
              </table:table-cell>
              <table:table-cell office:value-type="float" office:value="0.143592">
                <text:p>0.1435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82684">
                <text:p>0.0982684</text:p>
              </table:table-cell>
              <table:table-cell office:value-type="float" office:value="0.149575">
                <text:p>0.1495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72588">
                <text:p>0.0972588</text:p>
              </table:table-cell>
              <table:table-cell office:value-type="float" office:value="0.155558">
                <text:p>0.1555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62446">
                <text:p>0.0962446</text:p>
              </table:table-cell>
              <table:table-cell office:value-type="float" office:value="0.161541">
                <text:p>0.1615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52382">
                <text:p>0.0952382</text:p>
              </table:table-cell>
              <table:table-cell office:value-type="float" office:value="0.167524">
                <text:p>0.1675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42328">
                <text:p>0.0942328</text:p>
              </table:table-cell>
              <table:table-cell office:value-type="float" office:value="0.173507">
                <text:p>0.1735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32318">
                <text:p>0.0932318</text:p>
              </table:table-cell>
              <table:table-cell office:value-type="float" office:value="0.17949">
                <text:p>0.179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214">
                <text:p>0.092214</text:p>
              </table:table-cell>
              <table:table-cell office:value-type="float" office:value="0.185473">
                <text:p>0.1854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12069">
                <text:p>0.0912069</text:p>
              </table:table-cell>
              <table:table-cell office:value-type="float" office:value="0.191456">
                <text:p>0.1914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01869">
                <text:p>0.0901869</text:p>
              </table:table-cell>
              <table:table-cell office:value-type="float" office:value="0.197439">
                <text:p>0.197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91702">
                <text:p>0.0891702</text:p>
              </table:table-cell>
              <table:table-cell office:value-type="float" office:value="0.203422">
                <text:p>0.203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81647">
                <text:p>0.0881647</text:p>
              </table:table-cell>
              <table:table-cell office:value-type="float" office:value="0.209405">
                <text:p>0.2094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71384">
                <text:p>0.0871384</text:p>
              </table:table-cell>
              <table:table-cell office:value-type="float" office:value="0.215388">
                <text:p>0.2153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6132">
                <text:p>0.086132</text:p>
              </table:table-cell>
              <table:table-cell office:value-type="float" office:value="0.221371">
                <text:p>0.2213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51134">
                <text:p>0.0851134</text:p>
              </table:table-cell>
              <table:table-cell office:value-type="float" office:value="0.227354">
                <text:p>0.2273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40877">
                <text:p>0.0840877</text:p>
              </table:table-cell>
              <table:table-cell office:value-type="float" office:value="0.233337">
                <text:p>0.2333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30842">
                <text:p>0.0830842</text:p>
              </table:table-cell>
              <table:table-cell office:value-type="float" office:value="0.23932">
                <text:p>0.239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059">
                <text:p>0.082059</text:p>
              </table:table-cell>
              <table:table-cell office:value-type="float" office:value="0.245303">
                <text:p>0.245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10423">
                <text:p>0.0810423</text:p>
              </table:table-cell>
              <table:table-cell office:value-type="float" office:value="0.251286">
                <text:p>0.251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00241">
                <text:p>0.0800241</text:p>
              </table:table-cell>
              <table:table-cell office:value-type="float" office:value="0.257269">
                <text:p>0.2572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90108">
                <text:p>0.0790108</text:p>
              </table:table-cell>
              <table:table-cell office:value-type="float" office:value="0.263252">
                <text:p>0.2632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79877">
                <text:p>0.0779877</text:p>
              </table:table-cell>
              <table:table-cell office:value-type="float" office:value="0.269235">
                <text:p>0.2692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69773">
                <text:p>0.0769773</text:p>
              </table:table-cell>
              <table:table-cell office:value-type="float" office:value="0.275218">
                <text:p>0.2752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5947">
                <text:p>0.075947</text:p>
              </table:table-cell>
              <table:table-cell office:value-type="float" office:value="0.281201">
                <text:p>0.2812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49246">
                <text:p>0.0749246</text:p>
              </table:table-cell>
              <table:table-cell office:value-type="float" office:value="0.287184">
                <text:p>0.2871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39195">
                <text:p>0.0739195</text:p>
              </table:table-cell>
              <table:table-cell office:value-type="float" office:value="0.293167">
                <text:p>0.2931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28773">
                <text:p>0.0728773</text:p>
              </table:table-cell>
              <table:table-cell office:value-type="float" office:value="0.29915">
                <text:p>0.299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18716">
                <text:p>0.0718716</text:p>
              </table:table-cell>
              <table:table-cell office:value-type="float" office:value="0.305133">
                <text:p>0.3051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08556">
                <text:p>0.0708556</text:p>
              </table:table-cell>
              <table:table-cell office:value-type="float" office:value="0.311116">
                <text:p>0.311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98451">
                <text:p>0.0698451</text:p>
              </table:table-cell>
              <table:table-cell office:value-type="float" office:value="0.317099">
                <text:p>0.3170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88188">
                <text:p>0.0688188</text:p>
              </table:table-cell>
              <table:table-cell office:value-type="float" office:value="0.323082">
                <text:p>0.3230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78165">
                <text:p>0.0678165</text:p>
              </table:table-cell>
              <table:table-cell office:value-type="float" office:value="0.329065">
                <text:p>0.3290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7926">
                <text:p>0.0667926</text:p>
              </table:table-cell>
              <table:table-cell office:value-type="float" office:value="0.335048">
                <text:p>0.335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57887">
                <text:p>0.0657887</text:p>
              </table:table-cell>
              <table:table-cell office:value-type="float" office:value="0.341031">
                <text:p>0.3410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47606">
                <text:p>0.0647606</text:p>
              </table:table-cell>
              <table:table-cell office:value-type="float" office:value="0.347014">
                <text:p>0.3470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37624">
                <text:p>0.0637624</text:p>
              </table:table-cell>
              <table:table-cell office:value-type="float" office:value="0.352997">
                <text:p>0.3529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27441">
                <text:p>0.0627441</text:p>
              </table:table-cell>
              <table:table-cell office:value-type="float" office:value="0.35898">
                <text:p>0.358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7336">
                <text:p>0.0617336</text:p>
              </table:table-cell>
              <table:table-cell office:value-type="float" office:value="0.364963">
                <text:p>0.3649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07255">
                <text:p>0.0607255</text:p>
              </table:table-cell>
              <table:table-cell office:value-type="float" office:value="0.370946">
                <text:p>0.3709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7175">
                <text:p>0.0597175</text:p>
              </table:table-cell>
              <table:table-cell office:value-type="float" office:value="0.376929">
                <text:p>0.3769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8711">
                <text:p>0.058711</text:p>
              </table:table-cell>
              <table:table-cell office:value-type="float" office:value="0.382912">
                <text:p>0.3829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77115">
                <text:p>0.0577115</text:p>
              </table:table-cell>
              <table:table-cell office:value-type="float" office:value="0.388895">
                <text:p>0.3888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67077">
                <text:p>0.0567077</text:p>
              </table:table-cell>
              <table:table-cell office:value-type="float" office:value="0.394878">
                <text:p>0.3948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57065">
                <text:p>0.0557065</text:p>
              </table:table-cell>
              <table:table-cell office:value-type="float" office:value="0.400861">
                <text:p>0.4008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47116">
                <text:p>0.0547116</text:p>
              </table:table-cell>
              <table:table-cell office:value-type="float" office:value="0.406844">
                <text:p>0.406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37053">
                <text:p>0.0537053</text:p>
              </table:table-cell>
              <table:table-cell office:value-type="float" office:value="0.412827">
                <text:p>0.4128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2718">
                <text:p>0.052718</text:p>
              </table:table-cell>
              <table:table-cell office:value-type="float" office:value="0.41881">
                <text:p>0.418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7155">
                <text:p>0.0517155</text:p>
              </table:table-cell>
              <table:table-cell office:value-type="float" office:value="0.424793">
                <text:p>0.42479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07245">
                <text:p>0.0507245</text:p>
              </table:table-cell>
              <table:table-cell office:value-type="float" office:value="0.430776">
                <text:p>0.4307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97251">
                <text:p>0.0497251</text:p>
              </table:table-cell>
              <table:table-cell office:value-type="float" office:value="0.436759">
                <text:p>0.4367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87553">
                <text:p>0.0487553</text:p>
              </table:table-cell>
              <table:table-cell office:value-type="float" office:value="0.442742">
                <text:p>0.4427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77598">
                <text:p>0.0477598</text:p>
              </table:table-cell>
              <table:table-cell office:value-type="float" office:value="0.448725">
                <text:p>0.4487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67837">
                <text:p>0.0467837</text:p>
              </table:table-cell>
              <table:table-cell office:value-type="float" office:value="0.454708">
                <text:p>0.4547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58176">
                <text:p>0.0458176</text:p>
              </table:table-cell>
              <table:table-cell office:value-type="float" office:value="0.460691">
                <text:p>0.46069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48404">
                <text:p>0.0448404</text:p>
              </table:table-cell>
              <table:table-cell office:value-type="float" office:value="0.466674">
                <text:p>0.4666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38703">
                <text:p>0.0438703</text:p>
              </table:table-cell>
              <table:table-cell office:value-type="float" office:value="0.472657">
                <text:p>0.4726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29003">
                <text:p>0.0429003</text:p>
              </table:table-cell>
              <table:table-cell office:value-type="float" office:value="0.47864">
                <text:p>0.478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9426">
                <text:p>0.0419426</text:p>
              </table:table-cell>
              <table:table-cell office:value-type="float" office:value="0.484623">
                <text:p>0.48462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09795">
                <text:p>0.0409795</text:p>
              </table:table-cell>
              <table:table-cell office:value-type="float" office:value="0.490606">
                <text:p>0.4906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00336">
                <text:p>0.0400336</text:p>
              </table:table-cell>
              <table:table-cell office:value-type="float" office:value="0.496589">
                <text:p>0.4965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90913">
                <text:p>0.0390913</text:p>
              </table:table-cell>
              <table:table-cell office:value-type="float" office:value="0.502572">
                <text:p>0.5025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81408">
                <text:p>0.0381408</text:p>
              </table:table-cell>
              <table:table-cell office:value-type="float" office:value="0.508555">
                <text:p>0.5085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71934">
                <text:p>0.0371934</text:p>
              </table:table-cell>
              <table:table-cell office:value-type="float" office:value="0.514538">
                <text:p>0.5145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62674">
                <text:p>0.0362674</text:p>
              </table:table-cell>
              <table:table-cell office:value-type="float" office:value="0.520521">
                <text:p>0.5205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53404">
                <text:p>0.0353404</text:p>
              </table:table-cell>
              <table:table-cell office:value-type="float" office:value="0.526504">
                <text:p>0.5265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44214">
                <text:p>0.0344214</text:p>
              </table:table-cell>
              <table:table-cell office:value-type="float" office:value="0.532487">
                <text:p>0.53248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352">
                <text:p>0.03352</text:p>
              </table:table-cell>
              <table:table-cell office:value-type="float" office:value="0.53847">
                <text:p>0.538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26123">
                <text:p>0.0326123</text:p>
              </table:table-cell>
              <table:table-cell office:value-type="float" office:value="0.544453">
                <text:p>0.5444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287">
                <text:p>0.0317287</text:p>
              </table:table-cell>
              <table:table-cell office:value-type="float" office:value="0.550436">
                <text:p>0.5504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0831">
                <text:p>0.030831</text:p>
              </table:table-cell>
              <table:table-cell office:value-type="float" office:value="0.556419">
                <text:p>0.5564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9758">
                <text:p>0.0299758</text:p>
              </table:table-cell>
              <table:table-cell office:value-type="float" office:value="0.562402">
                <text:p>0.5624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1136">
                <text:p>0.0291136</text:p>
              </table:table-cell>
              <table:table-cell office:value-type="float" office:value="0.568385">
                <text:p>0.5683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82595">
                <text:p>0.0282595</text:p>
              </table:table-cell>
              <table:table-cell office:value-type="float" office:value="0.574368">
                <text:p>0.5743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74193">
                <text:p>0.0274193</text:p>
              </table:table-cell>
              <table:table-cell office:value-type="float" office:value="0.580351">
                <text:p>0.5803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596">
                <text:p>0.026596</text:p>
              </table:table-cell>
              <table:table-cell office:value-type="float" office:value="0.586334">
                <text:p>0.586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dash" draw:stroke-dash="Ultrafine_20_Dotted_20__28_var_29_" svg:stroke-width="0.08cm" svg:stroke-color="#660066" draw:fill-color="#66006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1" style:family="chart">
      <style:chart-properties chart:solid-type="cuboid" chart:symbol-type="named-symbol" chart:symbol-name="square" chart:symbol-width="0.05cm" chart:symbol-height="0.0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5.835cm" svg:height="13.096cm" xlink:href=".." xlink:type="simple" chart:class="chart:scatter" chart:column-mapping="1 0" chart:style-name="ch1">
        <chart:title svg:x="12.186cm" svg:y="0.397cm" chart:style-name="ch2">
          <text:p>middle</text:p>
        </chart:title>
        <chart:legend chart:legend-position="end" svg:x="20.198cm" svg:y="6cm" style:legend-expansion="high" chart:style-name="ch3"/>
        <chart:plot-area chart:style-name="ch4" table:cell-range-address="relationship_allegro.C2:relationship_allegro.C100 relationship_allegro.A2:relationship_allegro.A100" svg:x="1.527cm" svg:y="1.437cm" svg:width="18.155cm" svg:height="10.417cm">
          <chartooo:coordinate-region svg:x="2.254cm" svg:y="1.636cm" svg:width="17.097cm" svg:height="9.571cm"/>
          <chart:axis chart:dimension="x" chart:name="primary-x" chart:style-name="ch5">
            <chart:title svg:x="9.541cm" svg:y="12.115cm" chart:style-name="ch6">
              <text:p>Amplitude (m)</text:p>
            </chart:title>
          </chart:axis>
          <chart:axis chart:dimension="y" chart:name="primary-y" chart:style-name="ch5">
            <chart:title svg:x="0.451cm" svg:y="8.131cm" chart:style-name="ch7">
              <text:p>Joint Position (rads)</text:p>
            </chart:title>
            <chart:grid chart:style-name="ch8" chart:class="major"/>
          </chart:axis>
          <chart:series chart:style-name="ch9" chart:values-cell-range-address="relationship_allegro.A2:relationship_allegro.A100" chart:class="chart:scatter">
            <chart:domain table:cell-range-address="relationship_allegro.C2:relationship_allegro.C100"/>
            <chart:regression-curve chart:style-name="ch10">
              <chart:equation chart:display-equation="true" chart:display-r-square="false" svg:x="6.326cm" svg:y="1.903cm"/>
            </chart:regression-curve>
            <chart:data-point chart:repeated="69"/>
            <chart:data-point chart:style-name="ch11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2927">
                <text:p>0.122927</text:p>
                <draw:g>
                  <svg:desc>relationship_allegro.C2:relationship_allegro.C100</svg:desc>
                </draw:g>
              </table:table-cell>
              <table:table-cell office:value-type="float" office:value="0.1466">
                <text:p>0.1466</text:p>
                <draw:g>
                  <svg:desc>relationship_allegro.A2:relationship_allegro.A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21969">
                <text:p>0.121969</text:p>
              </table:table-cell>
              <table:table-cell office:value-type="float" office:value="0.153333">
                <text:p>0.15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1001">
                <text:p>0.121001</text:p>
              </table:table-cell>
              <table:table-cell office:value-type="float" office:value="0.160066">
                <text:p>0.160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0034">
                <text:p>0.120034</text:p>
              </table:table-cell>
              <table:table-cell office:value-type="float" office:value="0.166799">
                <text:p>0.1667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9069">
                <text:p>0.119069</text:p>
              </table:table-cell>
              <table:table-cell office:value-type="float" office:value="0.173532">
                <text:p>0.1735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8098">
                <text:p>0.118098</text:p>
              </table:table-cell>
              <table:table-cell office:value-type="float" office:value="0.180265">
                <text:p>0.1802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7131">
                <text:p>0.117131</text:p>
              </table:table-cell>
              <table:table-cell office:value-type="float" office:value="0.186998">
                <text:p>0.186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16148">
                <text:p>0.116148</text:p>
              </table:table-cell>
              <table:table-cell office:value-type="float" office:value="0.193731">
                <text:p>0.193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5177">
                <text:p>0.115177</text:p>
              </table:table-cell>
              <table:table-cell office:value-type="float" office:value="0.200464">
                <text:p>0.200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4196">
                <text:p>0.114196</text:p>
              </table:table-cell>
              <table:table-cell office:value-type="float" office:value="0.207197">
                <text:p>0.2071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3198">
                <text:p>0.113198</text:p>
              </table:table-cell>
              <table:table-cell office:value-type="float" office:value="0.21393">
                <text:p>0.21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2229">
                <text:p>0.112229</text:p>
              </table:table-cell>
              <table:table-cell office:value-type="float" office:value="0.220663">
                <text:p>0.2206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11226">
                <text:p>0.111226</text:p>
              </table:table-cell>
              <table:table-cell office:value-type="float" office:value="0.227396">
                <text:p>0.2273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0245">
                <text:p>0.110245</text:p>
              </table:table-cell>
              <table:table-cell office:value-type="float" office:value="0.234129">
                <text:p>0.234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9247">
                <text:p>0.109247</text:p>
              </table:table-cell>
              <table:table-cell office:value-type="float" office:value="0.240862">
                <text:p>0.240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8267">
                <text:p>0.108267</text:p>
              </table:table-cell>
              <table:table-cell office:value-type="float" office:value="0.247595">
                <text:p>0.2475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728">
                <text:p>0.10728</text:p>
              </table:table-cell>
              <table:table-cell office:value-type="float" office:value="0.254328">
                <text:p>0.2543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6269">
                <text:p>0.106269</text:p>
              </table:table-cell>
              <table:table-cell office:value-type="float" office:value="0.261061">
                <text:p>0.2610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5288">
                <text:p>0.105288</text:p>
              </table:table-cell>
              <table:table-cell office:value-type="float" office:value="0.267794">
                <text:p>0.2677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4278">
                <text:p>0.104278</text:p>
              </table:table-cell>
              <table:table-cell office:value-type="float" office:value="0.274527">
                <text:p>0.2745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3288">
                <text:p>0.103288</text:p>
              </table:table-cell>
              <table:table-cell office:value-type="float" office:value="0.28126">
                <text:p>0.281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2276">
                <text:p>0.102276</text:p>
              </table:table-cell>
              <table:table-cell office:value-type="float" office:value="0.287993">
                <text:p>0.2879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1281">
                <text:p>0.101281</text:p>
              </table:table-cell>
              <table:table-cell office:value-type="float" office:value="0.294726">
                <text:p>0.29472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0281">
                <text:p>0.100281</text:p>
              </table:table-cell>
              <table:table-cell office:value-type="float" office:value="0.301459">
                <text:p>0.3014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92706">
                <text:p>0.0992706</text:p>
              </table:table-cell>
              <table:table-cell office:value-type="float" office:value="0.308192">
                <text:p>0.3081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82684">
                <text:p>0.0982684</text:p>
              </table:table-cell>
              <table:table-cell office:value-type="float" office:value="0.314925">
                <text:p>0.3149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972588">
                <text:p>0.0972588</text:p>
              </table:table-cell>
              <table:table-cell office:value-type="float" office:value="0.321658">
                <text:p>0.321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962446">
                <text:p>0.0962446</text:p>
              </table:table-cell>
              <table:table-cell office:value-type="float" office:value="0.328391">
                <text:p>0.328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952382">
                <text:p>0.0952382</text:p>
              </table:table-cell>
              <table:table-cell office:value-type="float" office:value="0.335124">
                <text:p>0.335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942328">
                <text:p>0.0942328</text:p>
              </table:table-cell>
              <table:table-cell office:value-type="float" office:value="0.341857">
                <text:p>0.341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932318">
                <text:p>0.0932318</text:p>
              </table:table-cell>
              <table:table-cell office:value-type="float" office:value="0.34859">
                <text:p>0.348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214">
                <text:p>0.092214</text:p>
              </table:table-cell>
              <table:table-cell office:value-type="float" office:value="0.355323">
                <text:p>0.3553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912069">
                <text:p>0.0912069</text:p>
              </table:table-cell>
              <table:table-cell office:value-type="float" office:value="0.362056">
                <text:p>0.3620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901869">
                <text:p>0.0901869</text:p>
              </table:table-cell>
              <table:table-cell office:value-type="float" office:value="0.368789">
                <text:p>0.3687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891702">
                <text:p>0.0891702</text:p>
              </table:table-cell>
              <table:table-cell office:value-type="float" office:value="0.375522">
                <text:p>0.375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881647">
                <text:p>0.0881647</text:p>
              </table:table-cell>
              <table:table-cell office:value-type="float" office:value="0.382255">
                <text:p>0.3822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871384">
                <text:p>0.0871384</text:p>
              </table:table-cell>
              <table:table-cell office:value-type="float" office:value="0.388988">
                <text:p>0.3889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86132">
                <text:p>0.086132</text:p>
              </table:table-cell>
              <table:table-cell office:value-type="float" office:value="0.395721">
                <text:p>0.3957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851134">
                <text:p>0.0851134</text:p>
              </table:table-cell>
              <table:table-cell office:value-type="float" office:value="0.402454">
                <text:p>0.4024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840877">
                <text:p>0.0840877</text:p>
              </table:table-cell>
              <table:table-cell office:value-type="float" office:value="0.409187">
                <text:p>0.4091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830842">
                <text:p>0.0830842</text:p>
              </table:table-cell>
              <table:table-cell office:value-type="float" office:value="0.41592">
                <text:p>0.415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82059">
                <text:p>0.082059</text:p>
              </table:table-cell>
              <table:table-cell office:value-type="float" office:value="0.422653">
                <text:p>0.42265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810423">
                <text:p>0.0810423</text:p>
              </table:table-cell>
              <table:table-cell office:value-type="float" office:value="0.429386">
                <text:p>0.4293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800241">
                <text:p>0.0800241</text:p>
              </table:table-cell>
              <table:table-cell office:value-type="float" office:value="0.436119">
                <text:p>0.43611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790108">
                <text:p>0.0790108</text:p>
              </table:table-cell>
              <table:table-cell office:value-type="float" office:value="0.442852">
                <text:p>0.442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779877">
                <text:p>0.0779877</text:p>
              </table:table-cell>
              <table:table-cell office:value-type="float" office:value="0.449585">
                <text:p>0.4495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769773">
                <text:p>0.0769773</text:p>
              </table:table-cell>
              <table:table-cell office:value-type="float" office:value="0.456318">
                <text:p>0.4563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75947">
                <text:p>0.075947</text:p>
              </table:table-cell>
              <table:table-cell office:value-type="float" office:value="0.463051">
                <text:p>0.4630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749246">
                <text:p>0.0749246</text:p>
              </table:table-cell>
              <table:table-cell office:value-type="float" office:value="0.469784">
                <text:p>0.4697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739195">
                <text:p>0.0739195</text:p>
              </table:table-cell>
              <table:table-cell office:value-type="float" office:value="0.476517">
                <text:p>0.476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728773">
                <text:p>0.0728773</text:p>
              </table:table-cell>
              <table:table-cell office:value-type="float" office:value="0.48325">
                <text:p>0.483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18716">
                <text:p>0.0718716</text:p>
              </table:table-cell>
              <table:table-cell office:value-type="float" office:value="0.489983">
                <text:p>0.4899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08556">
                <text:p>0.0708556</text:p>
              </table:table-cell>
              <table:table-cell office:value-type="float" office:value="0.496716">
                <text:p>0.4967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98451">
                <text:p>0.0698451</text:p>
              </table:table-cell>
              <table:table-cell office:value-type="float" office:value="0.503449">
                <text:p>0.5034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88188">
                <text:p>0.0688188</text:p>
              </table:table-cell>
              <table:table-cell office:value-type="float" office:value="0.510182">
                <text:p>0.5101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78165">
                <text:p>0.0678165</text:p>
              </table:table-cell>
              <table:table-cell office:value-type="float" office:value="0.516915">
                <text:p>0.5169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7926">
                <text:p>0.0667926</text:p>
              </table:table-cell>
              <table:table-cell office:value-type="float" office:value="0.523648">
                <text:p>0.5236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57887">
                <text:p>0.0657887</text:p>
              </table:table-cell>
              <table:table-cell office:value-type="float" office:value="0.530381">
                <text:p>0.5303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47606">
                <text:p>0.0647606</text:p>
              </table:table-cell>
              <table:table-cell office:value-type="float" office:value="0.537114">
                <text:p>0.5371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37624">
                <text:p>0.0637624</text:p>
              </table:table-cell>
              <table:table-cell office:value-type="float" office:value="0.543847">
                <text:p>0.5438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27441">
                <text:p>0.0627441</text:p>
              </table:table-cell>
              <table:table-cell office:value-type="float" office:value="0.55058">
                <text:p>0.5505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17336">
                <text:p>0.0617336</text:p>
              </table:table-cell>
              <table:table-cell office:value-type="float" office:value="0.557313">
                <text:p>0.5573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07255">
                <text:p>0.0607255</text:p>
              </table:table-cell>
              <table:table-cell office:value-type="float" office:value="0.564046">
                <text:p>0.5640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97175">
                <text:p>0.0597175</text:p>
              </table:table-cell>
              <table:table-cell office:value-type="float" office:value="0.570779">
                <text:p>0.5707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8711">
                <text:p>0.058711</text:p>
              </table:table-cell>
              <table:table-cell office:value-type="float" office:value="0.577512">
                <text:p>0.5775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77115">
                <text:p>0.0577115</text:p>
              </table:table-cell>
              <table:table-cell office:value-type="float" office:value="0.584245">
                <text:p>0.584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67077">
                <text:p>0.0567077</text:p>
              </table:table-cell>
              <table:table-cell office:value-type="float" office:value="0.590978">
                <text:p>0.5909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57065">
                <text:p>0.0557065</text:p>
              </table:table-cell>
              <table:table-cell office:value-type="float" office:value="0.597711">
                <text:p>0.5977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47116">
                <text:p>0.0547116</text:p>
              </table:table-cell>
              <table:table-cell office:value-type="float" office:value="0.604444">
                <text:p>0.604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37053">
                <text:p>0.0537053</text:p>
              </table:table-cell>
              <table:table-cell office:value-type="float" office:value="0.611177">
                <text:p>0.6111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2718">
                <text:p>0.052718</text:p>
              </table:table-cell>
              <table:table-cell office:value-type="float" office:value="0.61791">
                <text:p>0.61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17155">
                <text:p>0.0517155</text:p>
              </table:table-cell>
              <table:table-cell office:value-type="float" office:value="0.624643">
                <text:p>0.62464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07245">
                <text:p>0.0507245</text:p>
              </table:table-cell>
              <table:table-cell office:value-type="float" office:value="0.631376">
                <text:p>0.6313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97251">
                <text:p>0.0497251</text:p>
              </table:table-cell>
              <table:table-cell office:value-type="float" office:value="0.638109">
                <text:p>0.638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87553">
                <text:p>0.0487553</text:p>
              </table:table-cell>
              <table:table-cell office:value-type="float" office:value="0.644842">
                <text:p>0.6448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77598">
                <text:p>0.0477598</text:p>
              </table:table-cell>
              <table:table-cell office:value-type="float" office:value="0.651575">
                <text:p>0.6515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67837">
                <text:p>0.0467837</text:p>
              </table:table-cell>
              <table:table-cell office:value-type="float" office:value="0.658308">
                <text:p>0.65830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58176">
                <text:p>0.0458176</text:p>
              </table:table-cell>
              <table:table-cell office:value-type="float" office:value="0.665041">
                <text:p>0.66504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48404">
                <text:p>0.0448404</text:p>
              </table:table-cell>
              <table:table-cell office:value-type="float" office:value="0.671774">
                <text:p>0.6717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38703">
                <text:p>0.0438703</text:p>
              </table:table-cell>
              <table:table-cell office:value-type="float" office:value="0.678507">
                <text:p>0.6785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29003">
                <text:p>0.0429003</text:p>
              </table:table-cell>
              <table:table-cell office:value-type="float" office:value="0.68524">
                <text:p>0.685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19426">
                <text:p>0.0419426</text:p>
              </table:table-cell>
              <table:table-cell office:value-type="float" office:value="0.691973">
                <text:p>0.6919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09795">
                <text:p>0.0409795</text:p>
              </table:table-cell>
              <table:table-cell office:value-type="float" office:value="0.698706">
                <text:p>0.6987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00336">
                <text:p>0.0400336</text:p>
              </table:table-cell>
              <table:table-cell office:value-type="float" office:value="0.705439">
                <text:p>0.7054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90913">
                <text:p>0.0390913</text:p>
              </table:table-cell>
              <table:table-cell office:value-type="float" office:value="0.712172">
                <text:p>0.7121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81408">
                <text:p>0.0381408</text:p>
              </table:table-cell>
              <table:table-cell office:value-type="float" office:value="0.718905">
                <text:p>0.71890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71934">
                <text:p>0.0371934</text:p>
              </table:table-cell>
              <table:table-cell office:value-type="float" office:value="0.725638">
                <text:p>0.7256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62674">
                <text:p>0.0362674</text:p>
              </table:table-cell>
              <table:table-cell office:value-type="float" office:value="0.732371">
                <text:p>0.7323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53404">
                <text:p>0.0353404</text:p>
              </table:table-cell>
              <table:table-cell office:value-type="float" office:value="0.739104">
                <text:p>0.73910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44214">
                <text:p>0.0344214</text:p>
              </table:table-cell>
              <table:table-cell office:value-type="float" office:value="0.745837">
                <text:p>0.7458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352">
                <text:p>0.03352</text:p>
              </table:table-cell>
              <table:table-cell office:value-type="float" office:value="0.75257">
                <text:p>0.752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26123">
                <text:p>0.0326123</text:p>
              </table:table-cell>
              <table:table-cell office:value-type="float" office:value="0.759303">
                <text:p>0.7593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17287">
                <text:p>0.0317287</text:p>
              </table:table-cell>
              <table:table-cell office:value-type="float" office:value="0.766036">
                <text:p>0.7660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0831">
                <text:p>0.030831</text:p>
              </table:table-cell>
              <table:table-cell office:value-type="float" office:value="0.772769">
                <text:p>0.7727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299758">
                <text:p>0.0299758</text:p>
              </table:table-cell>
              <table:table-cell office:value-type="float" office:value="0.779502">
                <text:p>0.7795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91136">
                <text:p>0.0291136</text:p>
              </table:table-cell>
              <table:table-cell office:value-type="float" office:value="0.786235">
                <text:p>0.7862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282595">
                <text:p>0.0282595</text:p>
              </table:table-cell>
              <table:table-cell office:value-type="float" office:value="0.792968">
                <text:p>0.7929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274193">
                <text:p>0.0274193</text:p>
              </table:table-cell>
              <table:table-cell office:value-type="float" office:value="0.799701">
                <text:p>0.79970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26596">
                <text:p>0.026596</text:p>
              </table:table-cell>
              <table:table-cell office:value-type="float" office:value="0.806434">
                <text:p>0.8064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